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2.937cm"/>
    </style:style>
    <style:style style:name="co3" style:family="table-column">
      <style:table-column-properties fo:break-before="auto" style:column-width="2.826cm"/>
    </style:style>
    <style:style style:name="co4" style:family="table-column">
      <style:table-column-properties fo:break-before="auto" style:column-width="3.101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8.481cm"/>
    </style:style>
    <style:style style:name="ro1" style:family="table-row">
      <style:table-row-properties style:row-height="0.741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0.5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MC-P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 style:data-style-name="N2">
      <style:table-cell-properties style:rotation-align="none"/>
    </style:style>
    <style:style style:name="ce5" style:family="table-cell" style:parent-style-name="Default" style:data-style-name="N2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4">
      <style:table-cell-properties style:rotation-align="none"/>
    </style:style>
    <style:style style:name="ce11" style:family="table-cell" style:parent-style-name="Default" style:data-style-name="N4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28">
      <style:table-cell-properties style:rotation-align="none"/>
    </style:style>
    <style:style style:name="ce14" style:family="table-cell" style:parent-style-name="Default" style:data-style-name="N128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shadow="none" style:font-name="Calibri" fo:font-size="11pt" fo:font-weight="bold" style:text-underline-style="none" style:text-underline-color="font-color" style:text-line-through-type="none" fo:font-style="normal" style:text-outline="false" style:text-position="-33% 58%" fo:color="#000000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text-shadow="none" style:font-name="Calibri" fo:font-size="11pt" fo:font-weight="bold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bold" style:font-weight-complex="bold" style:font-style-asian="normal" style:font-style-complex="normal" style:text-position="0% 100%"/>
    </style:style>
    <style:style style:name="T3" style:family="text">
      <style:text-properties fo:text-shadow="none" style:font-name="Calibri" fo:font-size="11pt" fo:font-weight="bold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bold" style:font-weight-complex="bold" style:font-style-asian="normal" style:font-style-complex="normal" style:text-position="-33% 58%"/>
    </style:style>
    <style:style style:name="T4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-33% 58%" style:text-outline="false" fo:font-style="normal" style:text-line-through-type="none" style:text-underline-style="none" style:text-underline-color="font-color" fo:font-weight="bold" fo:font-size="11pt" fo:text-shadow="none"/>
    </style:style>
    <style:style style:name="T5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outline="false" fo:font-style="normal" style:text-line-through-type="none" style:text-underline-style="none" style:text-underline-color="font-color" fo:font-weight="bold" fo:font-size="11pt" fo:text-shadow="none" style:text-position="0% 100%"/>
    </style:style>
    <style:style style:name="T6" style:family="text">
      <style:text-properties style:text-outline="false" style:font-name="Calibri" style:text-position="0% 100%" style:font-style-complex="normal" fo:font-size="11pt" fo:font-weight="normal" style:text-underline-style="none" style:text-underline-color="font-color" style:text-line-through-type="none" fo:font-style="normal" fo:text-shadow="none" style:font-name-complex="Calibri" style:font-size-asian="11pt" style:font-size-complex="11pt" style:font-weight-asian="normal" style:font-weight-complex="normal" style:font-style-asian="normal" fo:color="#000000"/>
    </style:style>
    <style:style style:name="T7" style:family="text">
      <style:text-properties style:text-outline="false" style:font-name="Calibri" style:font-style-complex="normal" fo:font-size="11pt" fo:font-weight="normal" style:text-underline-style="none" style:text-underline-color="font-color" style:text-line-through-type="none" fo:font-style="normal" fo:text-shadow="none" style:font-name-complex="Calibri" style:font-size-asian="11pt" style:font-size-complex="11pt" style:font-weight-asian="normal" style:font-weight-complex="normal" style:font-style-asian="normal" fo:color="#000000" style:text-position="-33% 58%"/>
    </style:style>
    <style:style style:name="T8" style:family="text">
      <style:text-properties style:text-outline="false" style:font-name="Calibri" style:font-style-complex="normal" fo:font-size="11pt" fo:font-weight="normal" style:text-underline-style="none" style:text-underline-color="font-color" style:text-line-through-type="none" fo:font-style="normal" fo:text-shadow="none" style:font-name-complex="Calibri" style:font-size-asian="11pt" style:font-size-complex="11pt" style:font-weight-asian="normal" style:font-weight-complex="normal" style:font-style-asian="normal" fo:color="#000000" style:text-position="0% 100%"/>
    </style:style>
    <style:style style:name="T9" style:family="text">
      <style:text-properties style:text-outline="false" style:font-name="Calibri" fo:font-size="11pt" style:text-underline-style="none" style:text-underline-color="font-color" style:text-line-through-type="none" fo:text-shadow="none" style:font-name-complex="Calibri" style:font-size-asian="11pt" style:font-size-complex="11pt" style:text-position="0% 100%" fo:font-style="italic" fo:font-weight="bold" style:font-weight-asian="bold" style:font-weight-complex="bold" style:font-style-asian="italic" style:font-style-complex="italic" fo:color="#ff0000"/>
    </style:style>
    <style:style style:name="T10" style:family="text">
      <style:text-properties style:text-outline="false" style:font-name="Calibri" fo:font-size="11pt" style:text-underline-style="none" style:text-underline-color="font-color" style:text-line-through-type="none" fo:text-shadow="none" style:font-name-complex="Calibri" style:font-size-asian="11pt" style:font-size-complex="11pt" style:text-position="0% 100%" fo:color="#000000" fo:font-weight="normal" fo:font-style="normal" style:font-weight-asian="normal" style:font-weight-complex="normal" style:font-style-asian="normal" style:font-style-complex="normal"/>
    </style:style>
    <style:style style:name="T11" style:family="text">
      <style:text-properties fo:color="#000000" style:font-style-complex="normal" style:font-style-asian="normal" style:font-weight-complex="normal" style:font-weight-asian="normal" style:font-size-complex="11pt" style:font-size-asian="11pt" style:font-name-complex="Calibri" fo:text-shadow="none" style:text-position="0% 100%" style:text-outline="false" fo:font-style="normal" style:text-line-through-type="none" style:text-underline-style="none" style:text-underline-color="font-color" fo:font-weight="normal" fo:font-size="11pt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C-P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3" table:default-cell-style-name="ce10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2"/>
          <table:table-cell table:style-name="ce8" office:value-type="string" calcext:value-type="string">
            <text:p>Método Mínimos cuadrado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>
            <text:p>Nº</text:p>
          </table:table-cell>
          <table:table-cell table:style-name="ce5" office:value-type="string" calcext:value-type="string">
            <text:p>X<text:span text:style-name="T1">i</text:span><text:span text:style-name="T2">(±0,5)</text:span></text:p>
          </table:table-cell>
          <table:table-cell table:style-name="ce5" office:value-type="string" calcext:value-type="string">
            <text:p>Y<text:span text:style-name="T1">i</text:span><text:span text:style-name="T2">(±0,005)</text:span></text:p>
          </table:table-cell>
          <table:table-cell table:style-name="ce5" office:value-type="string" calcext:value-type="string">
            <text:p>X<text:span text:style-name="T1">i</text:span><text:span text:style-name="T2">*Y</text:span><text:span text:style-name="T3">i</text:span></text:p>
          </table:table-cell>
          <table:table-cell table:style-name="ce11" office:value-type="string" calcext:value-type="string">
            <text:p>X<text:span text:style-name="T4">i</text:span><text:span text:style-name="T5">^2</text:span></text:p>
          </table:table-cell>
          <table:table-cell table:style-name="ce14" office:value-type="string" calcext:value-type="string">
            <text:p>(Yi-mXi-b)^2</text:p>
          </table:table-cell>
          <table:table-cell table:style-name="ce1" office:value-type="string" calcext:value-type="string">
            <text:p>(Xi - Xc)^2</text:p>
          </table:table-cell>
          <table:table-cell table:style-name="ce16" table:number-columns-repeated="101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Default" office:value-type="float" office:value="1.57" calcext:value-type="float">
            <text:p>1,57</text:p>
          </table:table-cell>
          <table:table-cell table:style-name="Default" office:value-type="float" office:value="0.027" calcext:value-type="float">
            <text:p>0,027</text:p>
          </table:table-cell>
          <table:table-cell table:formula="of:=[.B5]*[.C5]" office:value-type="float" office:value="0.04239" calcext:value-type="float">
            <text:p>0,04</text:p>
          </table:table-cell>
          <table:table-cell table:formula="of:=[.B5]^2" office:value-type="float" office:value="2.4649" calcext:value-type="float">
            <text:p>2,46</text:p>
          </table:table-cell>
          <table:table-cell table:formula="of:=([.C5]-[.$I$18]*[.B5]-[.$I$19])^2" office:value-type="float" office:value="0.000000148775510203982" calcext:value-type="float">
            <text:p>0,0000</text:p>
          </table:table-cell>
          <table:table-cell table:formula="of:=([.B5]-[.$C$17])^2" office:value-type="float" office:value="15.405625" calcext:value-type="float">
            <text:p>15,405625</text:p>
          </table:table-cell>
          <table:table-cell table:number-columns-repeated="101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Default" office:value-type="float" office:value="3.14" calcext:value-type="float">
            <text:p>3,14</text:p>
          </table:table-cell>
          <table:table-cell table:style-name="Default" office:value-type="float" office:value="0.0648" calcext:value-type="float">
            <text:p>0,0648</text:p>
          </table:table-cell>
          <table:table-cell table:formula="of:=[.B6]*[.C6]" office:value-type="float" office:value="0.203472" calcext:value-type="float">
            <text:p>0,20</text:p>
          </table:table-cell>
          <table:table-cell table:formula="of:=[.B6]^2" office:value-type="float" office:value="9.8596" calcext:value-type="float">
            <text:p>9,86</text:p>
          </table:table-cell>
          <table:table-cell table:formula="of:=([.C6]-[.$I$18]*[.B6]-[.$I$19])^2" office:value-type="float" office:value="0.0000125923591836743" calcext:value-type="float">
            <text:p>0,0000</text:p>
          </table:table-cell>
          <table:table-cell table:formula="of:=([.B6]-[.$C$17])^2" office:value-type="float" office:value="5.546025" calcext:value-type="float">
            <text:p>5,546025</text:p>
          </table:table-cell>
          <table:table-cell table:number-columns-repeated="101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Default" office:value-type="float" office:value="4.71" calcext:value-type="float">
            <text:p>4,71</text:p>
          </table:table-cell>
          <table:table-cell table:style-name="Default" office:value-type="float" office:value="0.1134" calcext:value-type="float">
            <text:p>0,1134</text:p>
          </table:table-cell>
          <table:table-cell table:formula="of:=[.B7]*[.C7]" office:value-type="float" office:value="0.534114" calcext:value-type="float">
            <text:p>0,53</text:p>
          </table:table-cell>
          <table:table-cell table:formula="of:=[.B7]^2" office:value-type="float" office:value="22.1841" calcext:value-type="float">
            <text:p>22,18</text:p>
          </table:table-cell>
          <table:table-cell table:formula="of:=([.C7]-[.$I$18]*[.B7]-[.$I$19])^2" office:value-type="float" office:value="0.0000110034367346933" calcext:value-type="float">
            <text:p>0,0000</text:p>
          </table:table-cell>
          <table:table-cell table:formula="of:=([.B7]-[.$C$17])^2" office:value-type="float" office:value="0.616225" calcext:value-type="float">
            <text:p>0,616225</text:p>
          </table:table-cell>
          <table:table-cell table:number-columns-repeated="101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Default" office:value-type="float" office:value="6.28" calcext:value-type="float">
            <text:p>6,28</text:p>
          </table:table-cell>
          <table:table-cell table:style-name="Default" office:value-type="float" office:value="0.162" calcext:value-type="float">
            <text:p>0,162</text:p>
          </table:table-cell>
          <table:table-cell table:formula="of:=[.B8]*[.C8]" office:value-type="float" office:value="1.01736" calcext:value-type="float">
            <text:p>1,02</text:p>
          </table:table-cell>
          <table:table-cell table:formula="of:=[.B8]^2" office:value-type="float" office:value="39.4384" calcext:value-type="float">
            <text:p>39,44</text:p>
          </table:table-cell>
          <table:table-cell table:formula="of:=([.C8]-[.$I$18]*[.B8]-[.$I$19])^2" office:value-type="float" office:value="0.000103690579591835" calcext:value-type="float">
            <text:p>0,0001</text:p>
          </table:table-cell>
          <table:table-cell table:formula="of:=([.B8]-[.$C$17])^2" office:value-type="float" office:value="0.616225" calcext:value-type="float">
            <text:p>0,616225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Default" office:value-type="float" office:value="7.85" calcext:value-type="float">
            <text:p>7,85</text:p>
          </table:table-cell>
          <table:table-cell table:style-name="Default" office:value-type="float" office:value="0.1755" calcext:value-type="float">
            <text:p>0,1755</text:p>
          </table:table-cell>
          <table:table-cell table:formula="of:=[.B9]*[.C9]" office:value-type="float" office:value="1.377675" calcext:value-type="float">
            <text:p>1,38</text:p>
          </table:table-cell>
          <table:table-cell table:formula="of:=[.B9]^2" office:value-type="float" office:value="61.6225" calcext:value-type="float">
            <text:p>61,62</text:p>
          </table:table-cell>
          <table:table-cell table:formula="of:=([.C9]-[.$I$18]*[.B9]-[.$I$19])^2" office:value-type="float" office:value="0.000325854073469389" calcext:value-type="float">
            <text:p>0,0003</text:p>
          </table:table-cell>
          <table:table-cell table:formula="of:=([.B9]-[.$C$17])^2" office:value-type="float" office:value="5.546025" calcext:value-type="float">
            <text:p>5,546025</text:p>
          </table:table-cell>
          <table:table-cell table:number-columns-repeated="1017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Default" office:value-type="float" office:value="9.42" calcext:value-type="float">
            <text:p>9,42</text:p>
          </table:table-cell>
          <table:table-cell table:style-name="Default" office:value-type="float" office:value="0.243" calcext:value-type="float">
            <text:p>0,243</text:p>
          </table:table-cell>
          <table:table-cell table:formula="of:=[.B10]*[.C10]" office:value-type="float" office:value="2.28906" calcext:value-type="float">
            <text:p>2,29</text:p>
          </table:table-cell>
          <table:table-cell table:formula="of:=[.B10]^2" office:value-type="float" office:value="88.7364" calcext:value-type="float">
            <text:p>88,74</text:p>
          </table:table-cell>
          <table:table-cell table:formula="of:=([.C10]-[.$I$18]*[.B10]-[.$I$19])^2" office:value-type="float" office:value="0.000059510204081632" calcext:value-type="float">
            <text:p>0,0001</text:p>
          </table:table-cell>
          <table:table-cell table:formula="of:=([.B10]-[.$C$17])^2" office:value-type="float" office:value="15.405625" calcext:value-type="float">
            <text:p>15,405625</text:p>
          </table:table-cell>
          <table:table-cell table:number-columns-repeated="1017"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2"/>
          <table:table-cell table:formula="of:=[.B11]*[.C11]" office:value-type="float" office:value="0" calcext:value-type="float">
            <text:p>0,00</text:p>
          </table:table-cell>
          <table:table-cell table:formula="of:=[.B11]^2" office:value-type="float" office:value="0" calcext:value-type="float">
            <text:p>0,00</text:p>
          </table:table-cell>
          <table:table-cell table:formula="of:=([.C11]-[.$I$18]*[.B11]-[.$I$19])^2" office:value-type="float" office:value="0.000228614399999996" calcext:value-type="float">
            <text:p>0,0002</text:p>
          </table:table-cell>
          <table:table-cell table:formula="of:=([.B11]-[.$C$17])^2" office:value-type="float" office:value="30.195025" calcext:value-type="float">
            <text:p>30,195025</text:p>
          </table:table-cell>
          <table:table-cell table:number-columns-repeated="1017"/>
        </table:table-row>
        <table:table-row table:style-name="ro4">
          <table:table-cell office:value-type="float" office:value="8" calcext:value-type="float">
            <text:p>8</text:p>
          </table:table-cell>
          <table:table-cell table:number-columns-repeated="2"/>
          <table:table-cell table:formula="of:=[.B12]*[.C12]" office:value-type="float" office:value="0" calcext:value-type="float">
            <text:p>0,00</text:p>
          </table:table-cell>
          <table:table-cell table:formula="of:=[.B12]^2" office:value-type="float" office:value="0" calcext:value-type="float">
            <text:p>0,00</text:p>
          </table:table-cell>
          <table:table-cell table:formula="of:=([.C12]-[.$I$18]*[.B12]-[.$I$19])^2" office:value-type="float" office:value="0.000228614399999996" calcext:value-type="float">
            <text:p>0,0002</text:p>
          </table:table-cell>
          <table:table-cell table:formula="of:=([.B12]-[.$C$17])^2" office:value-type="float" office:value="30.195025" calcext:value-type="float">
            <text:p>30,195025</text:p>
          </table:table-cell>
          <table:table-cell table:number-columns-repeated="1017"/>
        </table:table-row>
        <table:table-row table:style-name="ro4">
          <table:table-cell office:value-type="float" office:value="9" calcext:value-type="float">
            <text:p>9</text:p>
          </table:table-cell>
          <table:table-cell table:number-columns-repeated="2"/>
          <table:table-cell table:formula="of:=[.B13]*[.C13]" office:value-type="float" office:value="0" calcext:value-type="float">
            <text:p>0,00</text:p>
          </table:table-cell>
          <table:table-cell table:formula="of:=[.B13]^2" office:value-type="float" office:value="0" calcext:value-type="float">
            <text:p>0,00</text:p>
          </table:table-cell>
          <table:table-cell table:formula="of:=([.C13]-[.$I$18]*[.B13]-[.$I$19])^2" office:value-type="float" office:value="0.000228614399999996" calcext:value-type="float">
            <text:p>0,0002</text:p>
          </table:table-cell>
          <table:table-cell table:formula="of:=([.B13]-[.$C$17])^2" office:value-type="float" office:value="30.195025" calcext:value-type="float">
            <text:p>30,195025</text:p>
          </table:table-cell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table:number-columns-repeated="2"/>
          <table:table-cell table:formula="of:=[.B14]*[.C14]" office:value-type="float" office:value="0" calcext:value-type="float">
            <text:p>0,00</text:p>
          </table:table-cell>
          <table:table-cell table:formula="of:=[.B14]^2" office:value-type="float" office:value="0" calcext:value-type="float">
            <text:p>0,00</text:p>
          </table:table-cell>
          <table:table-cell table:formula="of:=([.C14]-[.$I$18]*[.B14]-[.$I$19])^2" office:value-type="float" office:value="0.000228614399999996" calcext:value-type="float">
            <text:p>0,0002</text:p>
          </table:table-cell>
          <table:table-cell table:formula="of:=([.B14]-[.$C$17])^2" office:value-type="float" office:value="30.195025" calcext:value-type="float">
            <text:p>30,19502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UMAS</text:p>
          </table:table-cell>
          <table:table-cell table:style-name="ce6" table:formula="of:=SUM([.B5:.B14])" office:value-type="float" office:value="32.97" calcext:value-type="float">
            <text:p>32,97</text:p>
          </table:table-cell>
          <table:table-cell table:style-name="ce6" table:formula="of:=SUM([.C5:.C14])" office:value-type="float" office:value="0.7857" calcext:value-type="float">
            <text:p>0,79</text:p>
          </table:table-cell>
          <table:table-cell table:style-name="ce6" table:formula="of:=SUM([.D5:.D14])" office:value-type="float" office:value="5.464071" calcext:value-type="float">
            <text:p>5,46</text:p>
          </table:table-cell>
          <table:table-cell table:style-name="ce12" table:formula="of:=SUM([.E5:.E14])" office:value-type="float" office:value="224.3059" calcext:value-type="float">
            <text:p>224,31</text:p>
          </table:table-cell>
          <table:table-cell table:style-name="ce15" table:formula="of:=SUM([.F5:.F14])" office:value-type="float" office:value="0.00142725702857141" calcext:value-type="float">
            <text:p>0,0014</text:p>
          </table:table-cell>
          <table:table-cell table:style-name="ce2" table:formula="of:=SUM([.G5:.G14])" office:value-type="float" office:value="163.91585" calcext:value-type="float">
            <text:p>163,91585</text:p>
          </table:table-cell>
          <table:table-cell table:style-name="ce2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EDIAS.</text:p>
          </table:table-cell>
          <table:table-cell table:style-name="ce7" office:value-type="string" calcext:value-type="string">
            <text:p>Xc</text:p>
          </table:table-cell>
          <table:table-cell table:formula="of:=AVERAGE([.B5:.B10])" office:value-type="float" office:value="5.495" calcext:value-type="float">
            <text:p>5,50</text:p>
          </table:table-cell>
          <table:table-cell table:style-name="ce7"/>
          <table:table-cell table:number-columns-repeated="2"/>
          <table:table-cell table:style-name="ce4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Yc</text:p>
          </table:table-cell>
          <table:table-cell table:formula="of:=AVERAGE([.C5:.C10])" office:value-type="float" office:value="0.13095" calcext:value-type="float">
            <text:p>0,13</text:p>
          </table:table-cell>
          <table:table-cell table:number-columns-repeated="2"/>
          <table:table-cell office:value-type="string" calcext:value-type="string">
            <text:p>Pendiente</text:p>
          </table:table-cell>
          <table:table-cell table:style-name="ce3" office:value-type="string" calcext:value-type="string">
            <text:p>m=</text:p>
          </table:table-cell>
          <table:table-cell table:style-name="ce9" office:value-type="string" calcext:value-type="string">
            <text:p><text:span text:style-name="T6">(∑X</text:span><text:span text:style-name="T7">i</text:span><text:span text:style-name="T8">*Y</text:span><text:span text:style-name="T7">i</text:span><text:span text:style-name="T8"> -</text:span><text:span text:style-name="T9">N*</text:span><text:span text:style-name="T10"> XcYc) / (∑Xi^2 - N*Xc^2)</text:span></text:p>
          </table:table-cell>
          <table:table-cell table:formula="of:=([.D15]-[.C19]*[.C17]*[.C18])/([.E15]-[.C19]*[.C17]^2)" office:value-type="float" office:value="0.026582347588717" calcext:value-type="float">
            <text:p>0,026582347588717</text:p>
          </table:table-cell>
          <table:table-cell table:number-columns-repeated="1015"/>
        </table:table-row>
        <table:table-row table:style-name="ro2">
          <table:table-cell/>
          <table:table-cell table:style-name="ce7" office:value-type="string" calcext:value-type="string">
            <text:p>N</text:p>
          </table:table-cell>
          <table:table-cell office:value-type="float" office:value="6" calcext:value-type="float">
            <text:p>6,00</text:p>
          </table:table-cell>
          <table:table-cell table:number-columns-repeated="2"/>
          <table:table-cell office:value-type="string" calcext:value-type="string">
            <text:p>Term.indep.</text:p>
          </table:table-cell>
          <table:table-cell table:style-name="ce3" office:value-type="string" calcext:value-type="string">
            <text:p>b=</text:p>
          </table:table-cell>
          <table:table-cell office:value-type="string" calcext:value-type="string">
            <text:p>( Yc<text:span text:style-name="T11">∑Xi^2 - Xc∑XiYi ) / (∑Xi^2 - N Xc^2 )</text:span></text:p>
          </table:table-cell>
          <table:table-cell table:formula="of:=([.C18]*[.E15]-[.C17]*[.D15])/([.E15]-[.C19]*[.C17]^2)" office:value-type="float" office:value="-0.0151199999999999" calcext:value-type="float">
            <text:p>-0,01512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Y=mX + b</text:p>
          </table:table-cell>
          <table:table-cell/>
          <table:table-cell table:style-name="ce2" office:value-type="string" calcext:value-type="string">
            <text:p>Y = 4,576 X + 5,404</text:p>
          </table:table-cell>
          <table:table-cell table:number-columns-repeated="1016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/>
          <table:table-cell table:style-name="ce3"/>
          <table:table-cell table:style-name="ce9"/>
          <table:table-cell table:number-columns-repeated="3"/>
          <table:table-cell table:style-name="ce3" office:value-type="string" calcext:value-type="string">
            <text:p>Error m =</text:p>
          </table:table-cell>
          <table:table-cell table:style-name="ce17" office:value-type="string" calcext:value-type="string">
            <text:p>SQRT[∑(Yi-mXi-b)^2/(N-2)∑(Xi - Xc)^2]</text:p>
          </table:table-cell>
          <table:table-cell table:formula="of:=SQRT([.F15]/(([.C19]-2)*[.G15]))" office:value-type="float" office:value="0.00147540287183141" calcext:value-type="float">
            <text:p>0,001475402871831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4"/>
          <table:table-cell table:style-name="ce3" office:value-type="string" calcext:value-type="string">
            <text:p>Error b =</text:p>
          </table:table-cell>
          <table:table-cell table:style-name="ce17" office:value-type="string" calcext:value-type="string">
            <text:p>SQRT[∑(Yi-mXi-b)^2/N*(N-2)]</text:p>
          </table:table-cell>
          <table:table-cell table:formula="of:=SQRT(([.F15]*[.E15])/(([.C19]-2)*[.C19]*[.G15]))" office:value-type="float" office:value="0.00902101381362222" calcext:value-type="float">
            <text:p>0,009021013813622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4"/>
          <table:table-cell table:style-name="ce3"/>
          <table:table-cell table:style-name="ce17"/>
          <table:table-cell table:number-columns-repeated="1016"/>
        </table:table-row>
        <table:table-row table:style-name="ro2">
          <table:table-cell/>
          <table:table-cell table:style-name="ce3"/>
          <table:table-cell table:number-columns-repeated="4"/>
          <table:table-cell table:style-name="ce3" office:value-type="string" calcext:value-type="string">
            <text:p>Desv.Típica =</text:p>
          </table:table-cell>
          <table:table-cell table:style-name="ce17" office:value-type="string" calcext:value-type="string">
            <text:p>SQRT(∑(Xi - Xc)^2/N)</text:p>
          </table:table-cell>
          <table:table-cell table:formula="of:=SQRT([.G15]/[.C19])" office:value-type="float" office:value="5.22678757300632" calcext:value-type="float">
            <text:p>5,22678757300632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4"/>
          <table:table-cell table:style-name="ce3"/>
          <table:table-cell table:style-name="ce1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MC-PO'.F42" table:end-x="3.1cm" table:end-y="0.277cm" draw:z-index="0" draw:name="Gráfico 1" draw:style-name="gr1" draw:text-style-name="P1" svg:width="16.906cm" svg:height="7.323cm" svg:x="0.212cm" svg:y="0.067cm">
              <draw:object draw:notify-on-update-of-ranges="'MC-PO'.C4:'MC-PO'.C4 'MC-PO'.C5:'MC-PO'.C11 'MC-PO'.B5:'MC-PO'.B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loext:min-decimal-places="0" number:min-integer-digits="1" number:grouping="true"/>
      <number:text>   </number:text>
    </number:number-style>
    <number:number-style style:name="N116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  </number:text>
    </number:number-style>
    <number:number-style style:name="N118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number number:decimal-places="4" loext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C-PO" style:display-name="PageStyle_MC-P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pe Belda</meta:initial-creator>
    <meta:creation-date>2019-02-28T14:15:06</meta:creation-date>
    <dc:date>2022-06-12T14:23:50.913526742</dc:date>
    <meta:generator>LibreOffice/6.4.7.2$Linux_X86_64 LibreOffice_project/40$Build-2</meta:generator>
    <meta:editing-duration>PT4H10M9S</meta:editing-duration>
    <meta:editing-cycles>2</meta:editing-cycles>
    <meta:document-statistic meta:table-count="1" meta:cell-count="103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2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906cm" svg:height="7.324cm" xlink:href=".." xlink:type="simple" chart:class="chart:scatter" chart:style-name="ch1">
        <chart:title svg:x="7.094cm" svg:y="0.281cm" chart:style-name="ch2">
          <text:p>Yi(±0,005)</text:p>
        </chart:title>
        <chart:plot-area chart:style-name="ch3" table:cell-range-address="'MC-PO'.B5:'MC-PO'.C11 'MC-PO'.C4:'MC-PO'.C4" chart:data-source-has-labels="row" svg:x="0.338cm" svg:y="1.286cm" svg:width="16.23cm" svg:height="5.892cm">
          <chartooo:coordinate-region svg:x="1.188cm" svg:y="1.475cm" svg:width="14.897cm" svg:height="5.22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C-PO'.C5:'MC-PO'.C11" chart:label-cell-address="'MC-PO'.C4:'MC-PO'.C4" chart:class="chart:scatter">
            <chart:domain table:cell-range-address="'MC-PO'.B5:'MC-PO'.B11"/>
            <chart:regression-curve chart:style-name="ch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Yi(±0,005)</text:p>
                <draw:g>
                  <svg:desc>'MC-PO'.C4:'MC-PO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7">
                <text:p>1.57</text:p>
                <draw:g>
                  <svg:desc>'MC-PO'.B5:'MC-PO'.B11</svg:desc>
                </draw:g>
              </table:table-cell>
              <table:table-cell office:value-type="float" office:value="0.027">
                <text:p>0.027</text:p>
                <draw:g>
                  <svg:desc>'MC-PO'.C5:'MC-PO'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4">
                <text:p>3.14</text:p>
              </table:table-cell>
              <table:table-cell office:value-type="float" office:value="0.0648">
                <text:p>0.0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71">
                <text:p>4.71</text:p>
              </table:table-cell>
              <table:table-cell office:value-type="float" office:value="0.1134">
                <text:p>0.1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8">
                <text:p>6.28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85">
                <text:p>7.85</text:p>
              </table:table-cell>
              <table:table-cell office:value-type="float" office:value="0.1755">
                <text:p>0.17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42">
                <text:p>9.42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</office:styles>
</office:document-styles>
</file>